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748" calcext:value-type="float">
            <text:p>67.4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7208" calcext:value-type="float">
            <text:p>67.5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6016" calcext:value-type="float">
            <text:p>67.9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1152" calcext:value-type="float">
            <text:p>67.8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9816" calcext:value-type="float">
            <text:p>67.8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7544" calcext:value-type="float">
            <text:p>67.2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8024" calcext:value-type="float">
            <text:p>67.2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1176" calcext:value-type="float">
            <text:p>67.3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5392" calcext:value-type="float">
            <text:p>67.5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4536" calcext:value-type="float">
            <text:p>67.5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1112" calcext:value-type="float">
            <text:p>67.5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9024" calcext:value-type="float">
            <text:p>67.6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4848" calcext:value-type="float">
            <text:p>67.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7624" calcext:value-type="float">
            <text:p>67.8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7352" calcext:value-type="float">
            <text:p>67.9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2152" calcext:value-type="float">
            <text:p>68.2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6576" calcext:value-type="float">
            <text:p>68.6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9896" calcext:value-type="float">
            <text:p>68.5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6328" calcext:value-type="float">
            <text:p>68.1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0232" calcext:value-type="float">
            <text:p>68.1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048" calcext:value-type="float">
            <text:p>68.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096" calcext:value-type="float">
            <text:p>68.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6096" calcext:value-type="float">
            <text:p>68.5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5616" calcext:value-type="float">
            <text:p>68.5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1232" calcext:value-type="float">
            <text:p>68.5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088" calcext:value-type="float">
            <text:p>68.5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4656" calcext:value-type="float">
            <text:p>68.4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5512" calcext:value-type="float">
            <text:p>68.4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9416" calcext:value-type="float">
            <text:p>68.4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8456" calcext:value-type="float">
            <text:p>68.4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1024" calcext:value-type="float">
            <text:p>68.3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9688" calcext:value-type="float">
            <text:p>68.3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3112" calcext:value-type="float">
            <text:p>68.3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3968" calcext:value-type="float">
            <text:p>68.3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4824" calcext:value-type="float">
            <text:p>68.3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9584" calcext:value-type="float">
            <text:p>68.2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3488" calcext:value-type="float">
            <text:p>68.2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0336" calcext:value-type="float">
            <text:p>68.2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8144" calcext:value-type="float">
            <text:p>68.2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7664" calcext:value-type="float">
            <text:p>68.1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5848" calcext:value-type="float">
            <text:p>68.1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4304" calcext:value-type="float">
            <text:p>67.9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12488" calcext:value-type="float">
            <text:p>67.9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42" calcext:value-type="float">
            <text:p>67.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6768" calcext:value-type="float">
            <text:p>67.8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084" calcext:value-type="float">
            <text:p>67.6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9296" calcext:value-type="float">
            <text:p>67.5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4808" calcext:value-type="float">
            <text:p>67.4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508" calcext:value-type="float">
            <text:p>67.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3744" calcext:value-type="float">
            <text:p>67.2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8128" calcext:value-type="float">
            <text:p>67.3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8336" calcext:value-type="float">
            <text:p>67.4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3576" calcext:value-type="float">
            <text:p>67.4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9944" calcext:value-type="float">
            <text:p>67.3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3264" calcext:value-type="float">
            <text:p>67.2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0112" calcext:value-type="float">
            <text:p>67.1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5248" calcext:value-type="float">
            <text:p>67.1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1384" calcext:value-type="float">
            <text:p>67.4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7" calcext:value-type="float">
            <text:p>67.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2992" calcext:value-type="float">
            <text:p>67.3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7752" calcext:value-type="float">
            <text:p>67.3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0216" calcext:value-type="float">
            <text:p>67.2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9256" calcext:value-type="float">
            <text:p>67.1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2952" calcext:value-type="float">
            <text:p>67.0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8944" calcext:value-type="float">
            <text:p>66.9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5416" calcext:value-type="float">
            <text:p>66.9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0032" calcext:value-type="float">
            <text:p>66.5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0784" calcext:value-type="float">
            <text:p>66.4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1056" calcext:value-type="float">
            <text:p>66.3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02" calcext:value-type="float">
            <text:p>66.3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5544" calcext:value-type="float">
            <text:p>66.4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2224" calcext:value-type="float">
            <text:p>66.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7464" calcext:value-type="float">
            <text:p>66.5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2-1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4792" calcext:value-type="float">
            <text:p>66.5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4104" calcext:value-type="float">
            <text:p>66.3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3208" calcext:value-type="float">
            <text:p>66.0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024" calcext:value-type="float">
            <text:p>66.1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0744" calcext:value-type="float">
            <text:p>66.1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7048" calcext:value-type="float">
            <text:p>66.2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8552" calcext:value-type="float">
            <text:p>66.1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54" calcext:value-type="float">
            <text:p>66.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5296" calcext:value-type="float">
            <text:p>65.9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8136" calcext:value-type="float">
            <text:p>65.8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0704" calcext:value-type="float">
            <text:p>65.8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2416" calcext:value-type="float">
            <text:p>65.8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108" calcext:value-type="float">
            <text:p>65.7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9744" calcext:value-type="float">
            <text:p>65.7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3168" calcext:value-type="float">
            <text:p>65.7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7928" calcext:value-type="float">
            <text:p>65.7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5736" calcext:value-type="float">
            <text:p>65.7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8304" calcext:value-type="float">
            <text:p>65.6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6592" calcext:value-type="float">
            <text:p>65.6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5632" calcext:value-type="float">
            <text:p>65.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9912" calcext:value-type="float">
            <text:p>65.5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82" calcext:value-type="float">
            <text:p>65.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104" calcext:value-type="float">
            <text:p>65.6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7344" calcext:value-type="float">
            <text:p>65.6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2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1-0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4088" calcext:value-type="float">
            <text:p>65.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96" calcext:value-type="float">
            <text:p>65.3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7408" calcext:value-type="float">
            <text:p>65.3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4904" calcext:value-type="float">
            <text:p>65.1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7096" calcext:value-type="float">
            <text:p>65.1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768" calcext:value-type="float">
            <text:p>65.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3672" calcext:value-type="float">
            <text:p>65.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1584" calcext:value-type="float">
            <text:p>65.2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8536" calcext:value-type="float">
            <text:p>65.2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0832" calcext:value-type="float">
            <text:p>65.3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3024" calcext:value-type="float">
            <text:p>65.3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8264" calcext:value-type="float">
            <text:p>65.3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84" calcext:value-type="float">
            <text:p>65.3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4672" calcext:value-type="float">
            <text:p>65.5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2352" calcext:value-type="float">
            <text:p>66.0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2184" calcext:value-type="float">
            <text:p>66.2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3896" calcext:value-type="float">
            <text:p>66.2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3416" calcext:value-type="float">
            <text:p>66.1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88453333333" calcext:value-type="float">
            <text:p>65.0988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961" calcext:value-type="float">
            <text:p>65.45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346" calcext:value-type="float">
            <text:p>65.78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4796" calcext:value-type="float">
            <text:p>65.80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1806" calcext:value-type="float">
            <text:p>64.741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2756" calcext:value-type="float">
            <text:p>64.72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5776" calcext:value-type="float">
            <text:p>64.7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9614" calcext:value-type="float">
            <text:p>64.729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37872" calcext:value-type="float">
            <text:p>64.74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858" calcext:value-type="float">
            <text:p>64.77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45845" calcext:value-type="float">
            <text:p>64.8745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671" calcext:value-type="float">
            <text:p>65.11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3924" calcext:value-type="float">
            <text:p>64.92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429" calcext:value-type="float">
            <text:p>64.80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09675" calcext:value-type="float">
            <text:p>64.890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3952" calcext:value-type="float">
            <text:p>64.8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89" calcext:value-type="float">
            <text:p>64.65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4562" calcext:value-type="float">
            <text:p>64.694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5636" calcext:value-type="float">
            <text:p>64.90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014" calcext:value-type="float">
            <text:p>64.88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06731428572" calcext:value-type="float">
            <text:p>64.93067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4746" calcext:value-type="float">
            <text:p>65.40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0748" calcext:value-type="float">
            <text:p>65.42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91" calcext:value-type="float">
            <text:p>65.1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6101818182" calcext:value-type="float">
            <text:p>64.83761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994" calcext:value-type="float">
            <text:p>64.28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7446" calcext:value-type="float">
            <text:p>64.147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89216" calcext:value-type="float">
            <text:p>64.21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1939" calcext:value-type="float">
            <text:p>64.281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0138" calcext:value-type="float">
            <text:p>64.350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3468" calcext:value-type="float">
            <text:p>64.32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509" calcext:value-type="float">
            <text:p>64.270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422" calcext:value-type="float">
            <text:p>64.24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53083636364" calcext:value-type="float">
            <text:p>64.08530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74" calcext:value-type="float">
            <text:p>64.2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93" calcext:value-type="float">
            <text:p>64.20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9732" calcext:value-type="float">
            <text:p>64.14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46205714286" calcext:value-type="float">
            <text:p>64.0746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5892" calcext:value-type="float">
            <text:p>63.90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227" calcext:value-type="float">
            <text:p>63.88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179" calcext:value-type="float">
            <text:p>63.85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05808" calcext:value-type="float">
            <text:p>63.93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77255" calcext:value-type="float">
            <text:p>64.0977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5818" calcext:value-type="float">
            <text:p>64.075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706" calcext:value-type="float">
            <text:p>64.10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874" calcext:value-type="float">
            <text:p>64.142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9638" calcext:value-type="float">
            <text:p>64.159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0113" calcext:value-type="float">
            <text:p>64.150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9356" calcext:value-type="float">
            <text:p>64.18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4972" calcext:value-type="float">
            <text:p>64.16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6506" calcext:value-type="float">
            <text:p>64.246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68208" calcext:value-type="float">
            <text:p>64.32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6061" calcext:value-type="float">
            <text:p>64.496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951" calcext:value-type="float">
            <text:p>64.65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239" calcext:value-type="float">
            <text:p>64.84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139" calcext:value-type="float">
            <text:p>64.46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55785" calcext:value-type="float">
            <text:p>64.4455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6748" calcext:value-type="float">
            <text:p>63.89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18912" calcext:value-type="float">
            <text:p>64.05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45248" calcext:value-type="float">
            <text:p>64.24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518" calcext:value-type="float">
            <text:p>64.30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7476" calcext:value-type="float">
            <text:p>64.38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233" calcext:value-type="float">
            <text:p>64.36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5388" calcext:value-type="float">
            <text:p>64.44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214" calcext:value-type="float">
            <text:p>64.196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61" calcext:value-type="float">
            <text:p>64.0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6966" calcext:value-type="float">
            <text:p>64.116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1538" calcext:value-type="float">
            <text:p>64.12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1565714286" calcext:value-type="float">
            <text:p>63.0291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994" calcext:value-type="float">
            <text:p>64.28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6956" calcext:value-type="float">
            <text:p>64.03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9458" calcext:value-type="float">
            <text:p>62.719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9166" calcext:value-type="float">
            <text:p>62.669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9354" calcext:value-type="float">
            <text:p>62.649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925" calcext:value-type="float">
            <text:p>62.5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914" calcext:value-type="float">
            <text:p>62.557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6974" calcext:value-type="float">
            <text:p>62.656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1828" calcext:value-type="float">
            <text:p>62.63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406" calcext:value-type="float">
            <text:p>62.96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7098" calcext:value-type="float">
            <text:p>62.887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33008" calcext:value-type="float">
            <text:p>62.83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59072" calcext:value-type="float">
            <text:p>62.65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5306" calcext:value-type="float">
            <text:p>62.265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0336" calcext:value-type="float">
            <text:p>63.1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292" calcext:value-type="float">
            <text:p>62.7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3366" calcext:value-type="float">
            <text:p>61.983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4504615385" calcext:value-type="float">
            <text:p>61.54545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0654" calcext:value-type="float">
            <text:p>61.62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4455384615" calcext:value-type="float">
            <text:p>61.44744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7482" calcext:value-type="float">
            <text:p>61.38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8008" calcext:value-type="float">
            <text:p>61.2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693" calcext:value-type="float">
            <text:p>61.170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7932" calcext:value-type="float">
            <text:p>61.17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93" calcext:value-type="float">
            <text:p>61.16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571" calcext:value-type="float">
            <text:p>60.956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333" calcext:value-type="float">
            <text:p>60.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5324" calcext:value-type="float">
            <text:p>60.88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8847" calcext:value-type="float">
            <text:p>60.878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0638" calcext:value-type="float">
            <text:p>60.730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821" calcext:value-type="float">
            <text:p>60.670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11392" calcext:value-type="float">
            <text:p>60.32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137" calcext:value-type="float">
            <text:p>60.49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279" calcext:value-type="float">
            <text:p>60.42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1246" calcext:value-type="float">
            <text:p>60.261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16245" calcext:value-type="float">
            <text:p>60.241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9768" calcext:value-type="float">
            <text:p>60.1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227" calcext:value-type="float">
            <text:p>60.07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544" calcext:value-type="float">
            <text:p>60.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79344" calcext:value-type="float">
            <text:p>59.97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3972" calcext:value-type="float">
            <text:p>59.97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00405" calcext:value-type="float">
            <text:p>59.7600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8628" calcext:value-type="float">
            <text:p>59.88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78432" calcext:value-type="float">
            <text:p>59.85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9756" calcext:value-type="float">
            <text:p>59.76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4318" calcext:value-type="float">
            <text:p>59.694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24214" calcext:value-type="float">
            <text:p>59.624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5228" calcext:value-type="float">
            <text:p>59.35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2274" calcext:value-type="float">
            <text:p>59.342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60565" calcext:value-type="float">
            <text:p>59.1260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1878" calcext:value-type="float">
            <text:p>59.221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8256" calcext:value-type="float">
            <text:p>59.1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2724" calcext:value-type="float">
            <text:p>59.13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2526" calcext:value-type="float">
            <text:p>59.072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6675" calcext:value-type="float">
            <text:p>59.061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0324" calcext:value-type="float">
            <text:p>58.98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118" calcext:value-type="float">
            <text:p>58.856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1264" calcext:value-type="float">
            <text:p>58.84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6014" calcext:value-type="float">
            <text:p>58.786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0294" calcext:value-type="float">
            <text:p>58.740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6751" calcext:value-type="float">
            <text:p>58.586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762" calcext:value-type="float">
            <text:p>58.674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40256" calcext:value-type="float">
            <text:p>58.57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0462" calcext:value-type="float">
            <text:p>58.560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77925" calcext:value-type="float">
            <text:p>58.537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1308" calcext:value-type="float">
            <text:p>58.47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778" calcext:value-type="float">
            <text:p>58.43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1298" calcext:value-type="float">
            <text:p>58.391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15" calcext:value-type="float">
            <text:p>58.35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006" calcext:value-type="float">
            <text:p>58.34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6444" calcext:value-type="float">
            <text:p>58.41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97515" calcext:value-type="float">
            <text:p>58.2097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7196" calcext:value-type="float">
            <text:p>58.33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8428" calcext:value-type="float">
            <text:p>58.28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93605" calcext:value-type="float">
            <text:p>58.1293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5726" calcext:value-type="float">
            <text:p>58.00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6196" calcext:value-type="float">
            <text:p>57.95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84592" calcext:value-type="float">
            <text:p>57.92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06768" calcext:value-type="float">
            <text:p>57.84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1604" calcext:value-type="float">
            <text:p>57.79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01465" calcext:value-type="float">
            <text:p>57.5601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1594" calcext:value-type="float">
            <text:p>57.711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2346" calcext:value-type="float">
            <text:p>57.63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4236" calcext:value-type="float">
            <text:p>57.51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3276" calcext:value-type="float">
            <text:p>57.45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4612" calcext:value-type="float">
            <text:p>57.47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2598" calcext:value-type="float">
            <text:p>57.36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859" calcext:value-type="float">
            <text:p>57.298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4958" calcext:value-type="float">
            <text:p>57.19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5428" calcext:value-type="float">
            <text:p>57.14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9228" calcext:value-type="float">
            <text:p>57.06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89136" calcext:value-type="float">
            <text:p>56.78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041" calcext:value-type="float">
            <text:p>56.62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13728" calcext:value-type="float">
            <text:p>56.55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3572" calcext:value-type="float">
            <text:p>56.77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33056" calcext:value-type="float">
            <text:p>56.62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8604" calcext:value-type="float">
            <text:p>56.64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2404" calcext:value-type="float">
            <text:p>56.57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2958" calcext:value-type="float">
            <text:p>56.432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4274" calcext:value-type="float">
            <text:p>56.294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49008" calcext:value-type="float">
            <text:p>56.58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102" calcext:value-type="float">
            <text:p>55.299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2036" calcext:value-type="float">
            <text:p>55.15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259" calcext:value-type="float">
            <text:p>55.01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17184" calcext:value-type="float">
            <text:p>55.20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14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16" meta:object-count="0"/>
    <meta:user-defined meta:name="AppVersion">3.0</meta:user-defined>
  </office:meta>
</office:document-meta>
</file>